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12e22" officeooo:paragraph-rsid="00012e22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2e22" officeooo:paragraph-rsid="00012e22" style:font-weight-asian="bold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2e22" officeooo:paragraph-rsid="00012e22" style:font-weight-asian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12e22" officeooo:paragraph-rsid="00012e22" style:font-weight-asian="bold" style:font-weight-complex="bold"/>
    </style:style>
    <style:style style:name="T1" style:family="text">
      <style:text-properties fo:language="ru" fo:country="RU" officeooo:rsid="00012e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9</text:p>
      <text:p text:style-name="P1"/>
      <text:p text:style-name="P1">Задания:</text:p>
      <text:p text:style-name="P2">1. Дан номер дня – целое число от 1 до 31 и месяца — целое число в диапазоне 1–12 (1 — январь, 2 — февраль и т. д.). Вывести дату в виде текста (например, «пятое января»).</text:p>
      <text:p text:style-name="P3">2. Робот может перемещаться в четырех направлениях («С» — север, «З» — запад, «Ю» — юг, «В» — восток) и принимать три цифровые команды: 0 — продолжать движение, 1 — поворот налево, −1 — поворот направо. Дан символ C — исходное направление робота и целое число N — посланная ему команда. Вывести направление робота после выполнения полученной команды</text:p>
      <text:p text:style-name="P3">3. Дано целое число в диапазоне 10–40, определяющее количество учебных заданий по некоторой теме. Вывести строку-описание указанного количества заданий, обеспечив правильное согласование числа со словами «учебное задание», например: 18 — «восемнадцать учебных заданий».</text:p>
      <text:p text:style-name="P3">4. Дано целое число в диапазоне 100–999. Вывести строку-описание данного числа, например: 256 — «двести пятьдесят шесть», 814 — «восемьсот четырнадцать».</text:p>
      <text:p text:style-name="P3">5. В восточном календаре принят 60-летний цикл, состоящий из 12- летних подциклов, обозначаемых названиями цвета: зеленый, красный, желтый, белый и черный. В каждом подцикле годы носят названия животных: крысы, коровы, тигра, зайца, дракона, змеи, лошади, овцы, обезьяны, курицы, собаки и свиньи. По номеру года определить его название, если 1984 год — начало цикла: «год зеленой крысы».</text:p>
      <text:p text:style-name="P5">№1</text:p>
      <text:p text:style-name="P4">#include &lt;iostream&gt;</text:p>
      <text:p text:style-name="P4">#include &lt;locale.h&gt;</text:p>
      <text:p text:style-name="P4">using namespace std;</text:p>
      <text:p text:style-name="P4"/>
      <text:p text:style-name="P4"/>
      <text:p text:style-name="P4">int main() {</text:p>
      <text:p text:style-name="P4"><text:soft-page-break/><text:tab/>int d, m;</text:p>
      <text:p text:style-name="P4"><text:tab/>string day[31], month[12];</text:p>
      <text:p text:style-name="P4"><text:tab/>setlocale(LC_ALL, "Russian");</text:p>
      <text:p text:style-name="P4"><text:tab/>day[0] = "Первое";</text:p>
      <text:p text:style-name="P4"><text:tab/>day[1] = "Второе";</text:p>
      <text:p text:style-name="P4"><text:tab/>day[2] = "Третье";</text:p>
      <text:p text:style-name="P4"><text:tab/>day[3] = "Четвертое";<text:tab/></text:p>
      <text:p text:style-name="P4"><text:tab/>day[4] = "Пятое";</text:p>
      <text:p text:style-name="P4"><text:tab/>day[5] = "Шестое";</text:p>
      <text:p text:style-name="P4"><text:tab/>day[6] = "Седьмое";</text:p>
      <text:p text:style-name="P4"><text:tab/>day[7] = "Восьмое";</text:p>
      <text:p text:style-name="P4"><text:tab/>day[8] = "Девятое";</text:p>
      <text:p text:style-name="P4"><text:tab/>day[9] = "Десятое";</text:p>
      <text:p text:style-name="P4"><text:tab/>day[10] = "Одиннадцатое";</text:p>
      <text:p text:style-name="P4"><text:tab/>day[11] = "Двенадцатое";</text:p>
      <text:p text:style-name="P4"><text:tab/>day[12] = "Тринадцатое";</text:p>
      <text:p text:style-name="P4"><text:tab/>day[13] = "Четырнадцатое";</text:p>
      <text:p text:style-name="P4"><text:s text:c="4"/>day[14] = "Пятнадцатое";</text:p>
      <text:p text:style-name="P4"><text:tab/>day[15] = "Шестнадцатое";</text:p>
      <text:p text:style-name="P4"><text:tab/>day[16] = "Семнадцатое";</text:p>
      <text:p text:style-name="P4"><text:tab/>day[17] = "Восенадцатое";</text:p>
      <text:p text:style-name="P4"><text:tab/>day[18] = "Девятнадцатое";</text:p>
      <text:p text:style-name="P4"><text:tab/>day[19 ]= "Двадцатое";</text:p>
      <text:p text:style-name="P4"><text:tab/>day[29] = "Тридцатое";</text:p>
      <text:p text:style-name="P4"><text:tab/>day[30] = "Тридцать";</text:p>
      <text:p text:style-name="P4"><text:tab/>day[20] = "Двадцать";</text:p>
      <text:p text:style-name="P4"><text:soft-page-break/></text:p>
      <text:p text:style-name="P4"><text:tab/>month[0] = "января";</text:p>
      <text:p text:style-name="P4"><text:tab/>month[1] = "февраля";</text:p>
      <text:p text:style-name="P4"><text:tab/>month[2] = "марта";</text:p>
      <text:p text:style-name="P4"><text:tab/>month[3] = "апреля";</text:p>
      <text:p text:style-name="P4"><text:tab/>month[4] = "мая";</text:p>
      <text:p text:style-name="P4"><text:tab/>month[5] = "июня";</text:p>
      <text:p text:style-name="P4"><text:tab/>month[6] = "июля";</text:p>
      <text:p text:style-name="P4"><text:tab/>month[7] = "августа";</text:p>
      <text:p text:style-name="P4"><text:tab/>month[8] = "сентября";</text:p>
      <text:p text:style-name="P4"><text:tab/>month[9] = "октября";</text:p>
      <text:p text:style-name="P4"><text:tab/>month[10] = "ноября";</text:p>
      <text:p text:style-name="P4"><text:tab/>month[11] = "декабря";</text:p>
      <text:p text:style-name="P4"/>
      <text:p text:style-name="P4"><text:tab/>cout &lt;&lt; "Введите день и месяц: ";</text:p>
      <text:p text:style-name="P4"><text:tab/>cin &gt;&gt;d&gt;&gt;m ;</text:p>
      <text:p text:style-name="P4"><text:tab/>if ((d &gt; 20) &amp;&amp; (d!=30))</text:p>
      <text:p text:style-name="P4"><text:tab/><text:tab/>cout &lt;&lt; day[d / 10 * 10] &lt;&lt; ' ' &lt;&lt; day[d % 10 - 1] &lt;&lt; ' ' &lt;&lt; month[m - 1];</text:p>
      <text:p text:style-name="P4"><text:tab/>else</text:p>
      <text:p text:style-name="P4"><text:tab/><text:tab/>cout &lt;&lt; day[d - 1] &lt;&lt; ' ' &lt;&lt; month[m - 1];</text:p>
      <text:p text:style-name="P4"><text:tab/>return 0;</text:p>
      <text:p text:style-name="P4">}</text:p>
      <text:p text:style-name="P5">№2</text:p>
      <text:p text:style-name="P4">#include &lt;iostream&gt;</text:p>
      <text:p text:style-name="P4">#include &lt;locale.h&gt;</text:p>
      <text:p text:style-name="P4">#include &lt;windows.h&gt;</text:p>
      <text:p text:style-name="P4"><text:soft-page-break/>using namespace std;</text:p>
      <text:p text:style-name="P4"/>
      <text:p text:style-name="P4"/>
      <text:p text:style-name="P4">int main() {</text:p>
      <text:p text:style-name="P4"><text:tab/>int <text:s/>N,k=0,L;</text:p>
      <text:p text:style-name="P4"><text:tab/>char C;</text:p>
      <text:p text:style-name="P4"><text:tab/>char dir[4];</text:p>
      <text:p text:style-name="P4"><text:tab/>SetConsoleCP(1251);// на ввод</text:p>
      <text:p text:style-name="P4"><text:tab/>SetConsoleOutputCP(1251); //для русских символов в консоли на вывод</text:p>
      <text:p text:style-name="P4"/>
      <text:p text:style-name="P4"><text:tab/>dir[0] = 'С';</text:p>
      <text:p text:style-name="P4"><text:tab/>dir[1] = 'З';</text:p>
      <text:p text:style-name="P4"><text:tab/>dir[2] = 'Ю';</text:p>
      <text:p text:style-name="P4"><text:tab/>dir[3] = 'В';</text:p>
      <text:p text:style-name="P4"><text:tab/></text:p>
      <text:p text:style-name="P4"><text:tab/>cout &lt;&lt; "Введите направление и команду: ";</text:p>
      <text:p text:style-name="P4"><text:tab/>cin &gt;&gt; C;</text:p>
      <text:p text:style-name="P4"><text:tab/>cin &gt;&gt; N;</text:p>
      <text:p text:style-name="P4"><text:tab/>for (int i = 0; i &lt; 4; i++) {</text:p>
      <text:p text:style-name="P4"><text:tab/><text:tab/>if (C == dir[i])</text:p>
      <text:p text:style-name="P4"><text:tab/><text:tab/><text:tab/>k = i;</text:p>
      <text:p text:style-name="P4"><text:tab/>}</text:p>
      <text:p text:style-name="P4"><text:tab/>cout &lt;&lt; dir[(4 + k + N) % 4];</text:p>
      <text:p text:style-name="P4"><text:tab/></text:p>
      <text:p text:style-name="P4"><text:tab/>return 0;</text:p>
      <text:p text:style-name="P4">}</text:p>
      <text:p text:style-name="P5"><text:soft-page-break/>№3</text:p>
      <text:p text:style-name="P4">#include &lt;iostream&gt;</text:p>
      <text:p text:style-name="P4">#include &lt;locale.h&gt;</text:p>
      <text:p text:style-name="P4">using namespace std;</text:p>
      <text:p text:style-name="P4"/>
      <text:p text:style-name="P4"/>
      <text:p text:style-name="P4">int main() {</text:p>
      <text:p text:style-name="P4"><text:tab/>int n;</text:p>
      <text:p text:style-name="P4"><text:tab/>string num[41];</text:p>
      <text:p text:style-name="P4"><text:tab/>setlocale(LC_ALL, "Russian");</text:p>
      <text:p text:style-name="P4"><text:tab/>num[0] = "одно";</text:p>
      <text:p text:style-name="P4"><text:tab/>num[1] = "два";</text:p>
      <text:p text:style-name="P4"><text:tab/>num[2] = "три";</text:p>
      <text:p text:style-name="P4"><text:tab/>num[3] = "четыре";</text:p>
      <text:p text:style-name="P4"><text:tab/>num[4] = "пять";</text:p>
      <text:p text:style-name="P4"><text:tab/>num[5] = "шесть";</text:p>
      <text:p text:style-name="P4"><text:tab/>num[6] = "семь";</text:p>
      <text:p text:style-name="P4"><text:tab/>num[7] = "восемь";</text:p>
      <text:p text:style-name="P4"><text:tab/>num[8] = "девять";</text:p>
      <text:p text:style-name="P4"><text:tab/>num[9] = "десять";</text:p>
      <text:p text:style-name="P4"><text:tab/>num[10] = "одиннадцать";</text:p>
      <text:p text:style-name="P4"><text:tab/>num[11] = "двенадцать";</text:p>
      <text:p text:style-name="P4"><text:tab/>num[12] = "тринадцать";</text:p>
      <text:p text:style-name="P4"><text:tab/>num[13] = "четырнадцать";</text:p>
      <text:p text:style-name="P4"><text:tab/>num[14] = "пятнадцать";</text:p>
      <text:p text:style-name="P4"><text:tab/>num[15] = "шестнадцать";</text:p>
      <text:p text:style-name="P4"><text:soft-page-break/><text:tab/>num[16] = "семнадцать";</text:p>
      <text:p text:style-name="P4"><text:tab/>num[17] = "восемнадцать";</text:p>
      <text:p text:style-name="P4"><text:tab/>num[18] = "девятнадцать";</text:p>
      <text:p text:style-name="P4"><text:tab/>num[20] = "двадцать";</text:p>
      <text:p text:style-name="P4"><text:tab/>num[30] = "тридцать";</text:p>
      <text:p text:style-name="P4"><text:tab/>num[40] = "сорок";</text:p>
      <text:p text:style-name="P4"/>
      <text:p text:style-name="P4"/>
      <text:p text:style-name="P4"><text:tab/>cout &lt;&lt; "Введите число учебных заданий: ";</text:p>
      <text:p text:style-name="P4"><text:tab/>cin &gt;&gt; n;</text:p>
      <text:p text:style-name="P4"><text:tab/>if ((n &gt; 20) &amp;&amp; (n % 10 != 1) &amp;&amp; (n % 10 != 4) &amp;&amp; (n % 10 != 2) &amp;&amp; (n % 10 != 3) &amp;&amp; (n <text:s/>!= 30) &amp;&amp; (n != 40))</text:p>
      <text:p text:style-name="P4"><text:tab/><text:tab/>cout &lt;&lt; num[n / 10 * 10] &lt;&lt; ' ' &lt;&lt; num[n % 10 - 1] &lt;&lt; " учебных занятий";</text:p>
      <text:p text:style-name="P4"/>
      <text:p text:style-name="P4"><text:tab/>if ((n &gt; 20) &amp;&amp; (n % 10 == 1) &amp;&amp; (n % 10 != 4) &amp;&amp; (n % 10 != 2) &amp;&amp; (n % 10 != 3) &amp;&amp; (n != 30) &amp;&amp; (n <text:s/>!= 40))</text:p>
      <text:p text:style-name="P4"><text:tab/><text:tab/>cout &lt;&lt; num[n / 10 * 10] &lt;&lt; ' ' &lt;&lt; num[n % 10 - 1] &lt;&lt; " учебное занятие";</text:p>
      <text:p text:style-name="P4"/>
      <text:p text:style-name="P4"><text:tab/>if ((n &gt; 20) &amp;&amp; (n % 10 != 1) &amp;&amp; ((n % 10 == 4) || (n % 10 == 2) || (n % 10 == 3)) &amp;&amp; (n != 30) &amp;&amp; (n != 40))</text:p>
      <text:p text:style-name="P4"><text:tab/><text:tab/>cout &lt;&lt; num[n / 10 * 10] &lt;&lt; ' ' &lt;&lt; num[n % 10 - 1] &lt;&lt; " учебных занятия";</text:p>
      <text:p text:style-name="P4"/>
      <text:p text:style-name="P4"><text:tab/>if ((n &lt; 20) &amp;&amp; (n % 10 != 1) &amp;&amp; (n % 10 != 4) &amp;&amp; (n % 10 != 2) &amp;&amp; (n % 10 != 3))</text:p>
      <text:p text:style-name="P4"><text:tab/><text:tab/>cout &lt;&lt; num[n - 1] &lt;&lt; "учебных занятий";</text:p>
      <text:p text:style-name="P4"><text:soft-page-break/></text:p>
      <text:p text:style-name="P4"><text:tab/>if ((n &lt; 20) &amp;&amp; (n % 10 == 1) &amp;&amp; (n % 10 != 4) &amp;&amp; (n % 10 != 2) &amp;&amp; (n % 10 != 3))</text:p>
      <text:p text:style-name="P4"><text:tab/><text:tab/>cout &lt;&lt; num[n - 1] &lt;&lt; " учебное занятие";</text:p>
      <text:p text:style-name="P4"/>
      <text:p text:style-name="P4"><text:tab/>if ((n &lt; 20) &amp;&amp; (n % 10 != 1) &amp;&amp; ((n % 10 == 4) || (n % 10 == 2) || (n % 10 == 3)))</text:p>
      <text:p text:style-name="P4"><text:tab/><text:tab/>cout &lt;&lt; num[n - 1] &lt;&lt; " учебных занятия";</text:p>
      <text:p text:style-name="P4"/>
      <text:p text:style-name="P4"><text:tab/>if ((n == 20)|| (n == 30) || (n == 40))</text:p>
      <text:p text:style-name="P4"><text:tab/><text:tab/>cout &lt;&lt; num[n / 10 * 10] <text:s/>&lt;&lt; " учебных занятий";</text:p>
      <text:p text:style-name="P4"/>
      <text:p text:style-name="P4"/>
      <text:p text:style-name="P4"/>
      <text:p text:style-name="P4"><text:tab/>return 0;</text:p>
      <text:p text:style-name="P4">}</text:p>
      <text:p text:style-name="P5">№4</text:p>
      <text:p text:style-name="P4">#include &lt;iostream&gt;</text:p>
      <text:p text:style-name="P4">#include &lt;locale.h&gt;</text:p>
      <text:p text:style-name="P4">using namespace std;</text:p>
      <text:p text:style-name="P4"/>
      <text:p text:style-name="P4"/>
      <text:p text:style-name="P4">int main() {</text:p>
      <text:p text:style-name="P4"><text:tab/>int n;</text:p>
      <text:p text:style-name="P4"><text:tab/>string num[901];</text:p>
      <text:p text:style-name="P4"><text:tab/>setlocale(LC_ALL, "Russian");</text:p>
      <text:p text:style-name="P4"><text:soft-page-break/></text:p>
      <text:p text:style-name="P4"><text:tab/>num[0] = "один";</text:p>
      <text:p text:style-name="P4"><text:tab/>num[1] = "два";</text:p>
      <text:p text:style-name="P4"><text:tab/>num[2] = "три";</text:p>
      <text:p text:style-name="P4"><text:tab/>num[3] = "четыре";</text:p>
      <text:p text:style-name="P4"><text:tab/>num[4] = "пять";</text:p>
      <text:p text:style-name="P4"><text:tab/>num[5] = "шесть";</text:p>
      <text:p text:style-name="P4"><text:tab/>num[6] = "семь";</text:p>
      <text:p text:style-name="P4"><text:tab/>num[7] = "восемь";</text:p>
      <text:p text:style-name="P4"><text:tab/>num[8] = "девять";</text:p>
      <text:p text:style-name="P4"><text:tab/>num[9] = "десять";</text:p>
      <text:p text:style-name="P4"><text:tab/>num[10] = "одиннадацать";</text:p>
      <text:p text:style-name="P4"><text:tab/>num[11] = "двенадцать";</text:p>
      <text:p text:style-name="P4"><text:tab/>num[12] = "тринадцать";</text:p>
      <text:p text:style-name="P4"><text:tab/>num[13] = "четырнадацать";</text:p>
      <text:p text:style-name="P4"><text:tab/>num[14] = "пятнадцать";</text:p>
      <text:p text:style-name="P4"><text:tab/>num[15] = "шестандцать";</text:p>
      <text:p text:style-name="P4"><text:tab/>num[16] = "семнадцать";</text:p>
      <text:p text:style-name="P4"><text:tab/>num[17] = "восемнадцать";</text:p>
      <text:p text:style-name="P4"><text:tab/>num[18] = "девятнадцать";</text:p>
      <text:p text:style-name="P4"><text:tab/>num[20] = "двадцать";</text:p>
      <text:p text:style-name="P4"><text:tab/>num[30] = "тридцать";</text:p>
      <text:p text:style-name="P4"><text:tab/>num[40] = "сорок";</text:p>
      <text:p text:style-name="P4"><text:tab/>num[50] = "пятьдесят";</text:p>
      <text:p text:style-name="P4"><text:tab/>num[60] = "шестьдесят"; </text:p>
      <text:p text:style-name="P4"><text:tab/>num[70] = "семьдесят"; </text:p>
      <text:p text:style-name="P4"><text:soft-page-break/><text:tab/>num[80] = "восемьдесят"; </text:p>
      <text:p text:style-name="P4"><text:tab/>num[90] = "девяносто";</text:p>
      <text:p text:style-name="P4"><text:tab/>num[100] = "сто";</text:p>
      <text:p text:style-name="P4"><text:tab/>num[200] = "двести";</text:p>
      <text:p text:style-name="P4"><text:tab/>num[300] = "триста";</text:p>
      <text:p text:style-name="P4"><text:tab/>num[400] = "четыреста";</text:p>
      <text:p text:style-name="P4"><text:tab/>num[500] = "пятьсот";</text:p>
      <text:p text:style-name="P4"><text:tab/>num[600] = "шестьсот";</text:p>
      <text:p text:style-name="P4"><text:tab/>num[700] = "семьсот";</text:p>
      <text:p text:style-name="P4"><text:tab/>num[800] = "восемьсот";</text:p>
      <text:p text:style-name="P4"><text:tab/>num[900] = "девятьсот";</text:p>
      <text:p text:style-name="P4"/>
      <text:p text:style-name="P4"><text:tab/>cout &lt;&lt; "Введите любое трехзначное число: ";</text:p>
      <text:p text:style-name="P4"><text:tab/>cin &gt;&gt; n ;</text:p>
      <text:p text:style-name="P4"><text:tab/>if ((n%100&lt;20) &amp;&amp; (n % 100 != 0))</text:p>
      <text:p text:style-name="P4"><text:tab/><text:tab/>cout &lt;&lt; num[n/100*100] &lt;&lt;' '&lt;&lt;num[n%100-1]; // работает для чисел 100-119</text:p>
      <text:p text:style-name="P4"/>
      <text:p text:style-name="P4"><text:tab/>if ((n % 100 &gt;= 20) &amp;&amp;(n%10!=0)&amp;&amp; (n%100!=0))</text:p>
      <text:p text:style-name="P4"><text:tab/><text:tab/>cout &lt;&lt; num[n / 100 * 100] &lt;&lt; ' ' &lt;&lt; num[n % 100 - n%10]&lt;&lt;' '&lt;&lt;num[n%10-1];</text:p>
      <text:p text:style-name="P4"/>
      <text:p text:style-name="P4"><text:tab/>if ((n % 100 &gt;= 20) &amp;&amp; (n % 10 == 0) &amp;&amp; (n % 100 != 0))</text:p>
      <text:p text:style-name="P4"><text:tab/><text:tab/>cout &lt;&lt; num[n / 100 * 100] &lt;&lt; ' ' &lt;&lt; num[n % 100 - n % 10];</text:p>
      <text:p text:style-name="P4"/>
      <text:p text:style-name="P4"><text:tab/>if <text:s/>(n % 100 == 0)</text:p>
      <text:p text:style-name="P4"><text:soft-page-break/><text:tab/><text:tab/>cout &lt;&lt; num[n / 100 * 100];</text:p>
      <text:p text:style-name="P4"/>
      <text:p text:style-name="P4"><text:tab/></text:p>
      <text:p text:style-name="P4"/>
      <text:p text:style-name="P4"><text:tab/>return 0;</text:p>
      <text:p text:style-name="P4">}</text:p>
      <text:p text:style-name="P5">№5</text:p>
      <text:p text:style-name="P4">#include &lt;iostream&gt;</text:p>
      <text:p text:style-name="P4">#include &lt;locale.h&gt;</text:p>
      <text:p text:style-name="P4">using namespace std;</text:p>
      <text:p text:style-name="P4"/>
      <text:p text:style-name="P4"/>
      <text:p text:style-name="P4">int main() {</text:p>
      <text:p text:style-name="P4"><text:tab/>int n;</text:p>
      <text:p text:style-name="P4"><text:tab/>string num[15],anim[12];</text:p>
      <text:p text:style-name="P4"><text:tab/>setlocale(LC_ALL, "Russian");</text:p>
      <text:p text:style-name="P4"/>
      <text:p text:style-name="P4"><text:tab/>num[0] = "зеленой";<text:tab/> num[10] = "зеленого";</text:p>
      <text:p text:style-name="P4"/>
      <text:p text:style-name="P4"><text:tab/>num[1] = "красной"; <text:s/>num[11] = "красного";</text:p>
      <text:p text:style-name="P4"/>
      <text:p text:style-name="P4"><text:tab/>num[2] = "желтой";<text:tab/> num[12] = "желтого";</text:p>
      <text:p text:style-name="P4"><text:tab/> </text:p>
      <text:p text:style-name="P4"><text:tab/>num[3] = "белой";<text:tab/> num[13] = "белого";</text:p>
      <text:p text:style-name="P4"/>
      <text:p text:style-name="P4"><text:tab/>num[4] = "черной"; <text:s text:c="2"/>num[14] = "черного";</text:p>
      <text:p text:style-name="P4"><text:soft-page-break/><text:tab/></text:p>
      <text:p text:style-name="P4"/>
      <text:p text:style-name="P4"/>
      <text:p text:style-name="P4"><text:tab/>anim[0] = " крысы";</text:p>
      <text:p text:style-name="P4"><text:tab/>anim[1] = " коровы";</text:p>
      <text:p text:style-name="P4"><text:tab/>anim[2] = " тигра";</text:p>
      <text:p text:style-name="P4"><text:tab/>anim[3] = " зайца";</text:p>
      <text:p text:style-name="P4"><text:tab/>anim[4] = " дракона";</text:p>
      <text:p text:style-name="P4"><text:tab/>anim[5] = " змеи";</text:p>
      <text:p text:style-name="P4"><text:tab/>anim[6] = " лошади";</text:p>
      <text:p text:style-name="P4"><text:tab/>anim[7] = " овцы";</text:p>
      <text:p text:style-name="P4"><text:tab/>anim[8] = " обезьяны";</text:p>
      <text:p text:style-name="P4"><text:tab/>anim[9] = " курицы";</text:p>
      <text:p text:style-name="P4"><text:tab/>anim[10] = " собаки";</text:p>
      <text:p text:style-name="P4"><text:tab/>anim[11] = " свиньи";</text:p>
      <text:p text:style-name="P4"/>
      <text:p text:style-name="P4"><text:tab/>cout &lt;&lt; "Введите год: ";</text:p>
      <text:p text:style-name="P4"><text:tab/>cin &gt;&gt; n;</text:p>
      <text:p text:style-name="P4"/>
      <text:p text:style-name="P4"/>
      <text:p text:style-name="P4"/>
      <text:p text:style-name="P4"><text:tab/>if ((((n - 1984 + 12) % 12 != 2)) &amp;&amp; ((n - 1984 + 12) % 12 != 3) &amp;&amp; ((n - 1984 + 12) % 12 != 4))</text:p>
      <text:p text:style-name="P4"><text:tab/><text:tab/>cout &lt;&lt;"Год "&lt;&lt; num[(n - 1984) / 12];</text:p>
      <text:p text:style-name="P4"/>
      <text:p text:style-name="P4"/>
      <text:p text:style-name="P4"><text:soft-page-break/><text:tab/>if (((n - 1984 + 12) % 12 == 2) || ((n - 1984 + 12) % 12 == 3) || ((n - 1984 + 12)%12 == 4))</text:p>
      <text:p text:style-name="P4"><text:tab/><text:tab/>cout &lt;&lt; "Год "&lt;&lt; <text:s/>num[(n - 1984) / 12+10 ];</text:p>
      <text:p text:style-name="P4"/>
      <text:p text:style-name="P4"><text:tab/>cout &lt;&lt; anim[(n - 1984+12) % 12];</text:p>
      <text:p text:style-name="P4"/>
      <text:p text:style-name="P4"/>
      <text:p text:style-name="P4"><text:tab/>return 0;</text:p>
      <text:p text:style-name="P4">}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12:00.847000000</dc:date>
    <meta:editing-duration>PT3M46S</meta:editing-duration>
    <meta:editing-cycles>1</meta:editing-cycles>
    <meta:document-statistic meta:table-count="0" meta:image-count="0" meta:object-count="0" meta:page-count="12" meta:paragraph-count="226" meta:word-count="1274" meta:character-count="6924" meta:non-whitespace-character-count="5631"/>
  </office:meta>
</office:document-meta>
</file>